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01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an_lsb" table:style-name="ta1">
        <table:table-column table:style-name="co1" table:number-columns-repeated="16384" table:default-cell-style-name="ce1"/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Mean:</text:p>
          </table:table-cell>
          <table:table-cell office:value-type="float" office:value="12.698841698841699" table:formula="of:=AVERAGE([.A:.A])" table:style-name="ce1">
            <text:p>12.69884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6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4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5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number-rows-repeated="3"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number-rows-repeated="2"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number-rows-repeated="1041324" table:style-name="ro1">
          <table:table-cell table:number-columns-repeated="16384"/>
        </table:table-row>
      </table:table>
      <table:table table:name="90_degs" table:style-name="ta2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float" office:value="1201.94" table:style-name="ce1">
            <text:p>1201.94</text:p>
          </table:table-cell>
          <table:table-cell table:style-name="ce1"/>
          <table:table-cell office:value-type="string" table:style-name="ce1">
            <text:p>Average:</text:p>
          </table:table-cell>
          <table:table-cell office:value-type="float" office:value="1232.9063636363637" table:formula="of:=AVERAGE([.A:.A])" table:style-name="ce1">
            <text:p>1232.906364</text:p>
          </table:table-cell>
          <table:table-cell office:value-type="string" table:style-name="ce1">
            <text:p>lsb*s</text:p>
          </table:table-cell>
          <table:table-cell table:number-columns-repeated="16379"/>
        </table:table-row>
        <table:table-row table:style-name="ro1">
          <table:table-cell office:value-type="float" office:value="1256.8699999999999" table:style-name="ce1">
            <text:p>1256.87</text:p>
          </table:table-cell>
          <table:table-cell table:style-name="ce1"/>
          <table:table-cell office:value-type="string" table:style-name="ce1">
            <text:p>Angle: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deg</text:p>
          </table:table-cell>
          <table:table-cell table:number-columns-repeated="16379"/>
        </table:table-row>
        <table:table-row table:style-name="ro1">
          <table:table-cell office:value-type="float" office:value="1222.8399999999999" table:style-name="ce1">
            <text:p>1222.84</text:p>
          </table:table-cell>
          <table:table-cell table:style-name="ce1"/>
          <table:table-cell office:value-type="string" table:style-name="ce1">
            <text:p>Scaling factor:</text:p>
          </table:table-cell>
          <table:table-cell office:value-type="float" office:value="13.698959595959597" table:formula="of:=[.D1]/[.D2]" table:style-name="ce1">
            <text:p>13.6989596</text:p>
          </table:table-cell>
          <table:table-cell office:value-type="string" table:style-name="ce1">
            <text:p>lsb*s/deg</text:p>
          </table:table-cell>
          <table:table-cell table:number-columns-repeated="16379"/>
        </table:table-row>
        <table:table-row table:style-name="ro1">
          <table:table-cell office:value-type="float" office:value="1238.8699999999999" table:style-name="ce1">
            <text:p>1238.87</text:p>
          </table:table-cell>
          <table:table-cell table:number-columns-repeated="2" table:style-name="ce1"/>
          <table:table-cell office:value-type="float" office:value="784.8925685687243" table:formula="of:=[.D3]/PI()*180" table:style-name="ce1">
            <text:p>784.8925686</text:p>
          </table:table-cell>
          <table:table-cell office:value-type="string" table:style-name="ce1">
            <text:p>lsb*s/rad</text:p>
          </table:table-cell>
          <table:table-cell table:number-columns-repeated="16379"/>
        </table:table-row>
        <table:table-row table:style-name="ro1">
          <table:table-cell office:value-type="float" office:value="1242.96" table:style-name="ce1">
            <text:p>1242.96</text:p>
          </table:table-cell>
          <table:table-cell table:number-columns-repeated="2" table:style-name="ce1"/>
          <table:table-cell office:value-type="float" office:value="1.2740597121763183E-3" table:formula="of:=1/[.D4]" table:style-name="ce1">
            <text:p>0.00127406</text:p>
          </table:table-cell>
          <table:table-cell office:value-type="string" table:style-name="ce1">
            <text:p>rad/lsb/s</text:p>
          </table:table-cell>
          <table:table-cell table:number-columns-repeated="16379"/>
        </table:table-row>
        <table:table-row table:style-name="ro1">
          <table:table-cell office:value-type="float" office:value="1195.76" table:style-name="ce1">
            <text:p>1195.76</text:p>
          </table:table-cell>
          <table:table-cell table:number-columns-repeated="16383" table:style-name="ce1"/>
        </table:table-row>
        <table:table-row table:style-name="ro1">
          <table:table-cell office:value-type="float" office:value="1228.31" table:style-name="ce1">
            <text:p>1228.31</text:p>
          </table:table-cell>
          <table:table-cell table:number-columns-repeated="16383" table:style-name="ce1"/>
        </table:table-row>
        <table:table-row table:style-name="ro1">
          <table:table-cell office:value-type="float" office:value="1269.92" table:style-name="ce1">
            <text:p>1269.92</text:p>
          </table:table-cell>
          <table:table-cell table:number-columns-repeated="16383" table:style-name="ce1"/>
        </table:table-row>
        <table:table-row table:style-name="ro1">
          <table:table-cell office:value-type="float" office:value="1206.5899999999999" table:style-name="ce1">
            <text:p>1206.59</text:p>
          </table:table-cell>
          <table:table-cell table:number-columns-repeated="16383" table:style-name="ce1"/>
        </table:table-row>
        <table:table-row table:style-name="ro1">
          <table:table-cell office:value-type="float" office:value="1243.21" table:style-name="ce1">
            <text:p>1243.21</text:p>
          </table:table-cell>
          <table:table-cell table:number-columns-repeated="16383" table:style-name="ce1"/>
        </table:table-row>
        <table:table-row table:style-name="ro1">
          <table:table-cell office:value-type="float" office:value="1254.7" table:style-name="ce1">
            <text:p>1254.7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lenn</meta:initial-creator>
    <dc:creator>Glenn</dc:creator>
    <meta:creation-date>2016-02-02T20:40:43Z</meta:creation-date>
    <dc:date>2016-02-02T21:05:18Z</dc:date>
  </office:meta>
</office:document-meta>
</file>